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525977" svg:stroke-opacity="100%" draw:fill="solid" draw:fill-color="#727ca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1.431cm"/>
    </style:style>
    <style:style style:name="pr7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4-twoObj-Two-Content-notes">
      <style:graphic-properties draw:fill-color="#ffffff" fo:min-height="11.431cm"/>
    </style:style>
    <style:style style:name="pr10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5-twoTxTwoObj-Comparis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5-twoTxTwoObj-Comparis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5-twoTxTwoObj-Comparison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8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P6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2.54cm" fo:margin-right="0cm" fo:margin-top="0.176cm" fo:margin-bottom="0cm" fo:line-height="100%" fo:text-align="start" fo:text-indent="-1.429cm" style:punctuation-wrap="hanging" style:writing-mode="lr-tb">
        <style:tab-stops/>
      </style:paragraph-properties>
    </style:style>
    <style:style style:name="P10" style:family="paragraph">
      <style:paragraph-properties fo:margin-left="1.429cm" fo:margin-right="0cm" fo:margin-top="0.212cm" fo:margin-bottom="0cm" fo:line-height="100%" fo:text-align="start" fo:text-indent="-1.429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212cm" fo:margin-bottom="0cm" fo:line-height="9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762cm" fo:margin-right="0cm" fo:margin-top="0.212cm" fo:margin-bottom="0cm" fo:line-height="90%" fo:text-align="start" fo:text-indent="-0.762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464653" style:text-line-through-style="none" style:text-position="0% 100%" fo:font-family="'Bookman Old Style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464653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Delius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464653" style:text-line-through-style="none" style:text-position="0% 100%" fo:font-family="Deliu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88888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8" style:family="text">
      <style:text-properties fo:color="#008826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9" style:family="text">
      <style:text-properties fo:color="#bb1d66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10" style:family="text">
      <style:text-properties fo:color="#0066bb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11" style:family="text">
      <style:text-properties fo:color="#1732de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12" style:family="text">
      <style:text-properties fo:color="#888888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3" style:family="text">
      <style:text-properties fo:color="#0066bb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5" style:family="text">
      <style:text-properties fo:color="#008826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6" style:family="text">
      <style:text-properties fo:color="#1732de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17" style:family="text">
      <style:text-properties fo:color="#464653" style:text-line-through-style="none" style:text-position="0% 100%" fo:font-family="Delius" style:font-pitch="variable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Inconsolata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Deliu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464653" style:text-line-through-style="none" style:text-position="0% 100%" fo:font-family="'Bookman Old Style'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Inconsolata" style:font-family-generic="moder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6pt" style:font-style-asian="normal" style:font-weight-asian="normal" style:font-family-complex="Courier" style:font-size-complex="16pt" style:font-style-complex="normal" style:font-weight-complex="normal"/>
    </style:style>
    <style:style style:name="T22" style:family="text">
      <style:text-properties fo:color="#1732de" style:text-line-through-style="none" style:text-position="0% 100%" fo:font-family="Inconsolata" style:font-family-generic="moder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16pt" style:font-style-asian="normal" style:font-weight-asian="normal" style:font-family-complex="Courier" style:font-size-complex="16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Inconsolata" style:font-family-generic="moder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66bb" style:text-line-through-style="none" style:text-position="0% 100%" fo:font-family="Inconsolata" style:font-family-generic="moder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Inconsolata" style:font-family-generic="moder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27" style:family="text">
      <style:text-properties fo:color="#008826" style:text-line-through-style="none" style:text-position="0% 100%" fo:font-family="Inconsolata" style:font-family-generic="moder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28" style:family="text">
      <style:text-properties fo:color="#888888" style:text-line-through-style="none" style:text-position="0% 100%" fo:font-family="Inconsolata" style:font-family-generic="moder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29" style:family="text">
      <style:text-properties fo:color="#1732de" style:text-line-through-style="none" style:text-position="0% 100%" fo:font-family="Inconsolata" style:font-family-generic="moder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T30" style:family="text">
      <style:text-properties fo:color="#dd2212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31" style:family="text">
      <style:text-properties fo:color="#023388" style:text-line-through-style="none" style:text-position="0% 100%" fo:font-family="Inconsolata" style:font-family-generic="modern" style:font-pitch="fixe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Courier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" style:font-size-asian="26pt" style:font-style-asian="normal" style:font-weight-asian="normal" style:font-family-complex="Courier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727ca3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727ca3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727ca3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727ca3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727ca3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727ca3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727ca3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727ca3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min-label-width="0.762cm"/>
        <style:text-properties fo:font-family="'Wingdings 3'" style:font-charset="x-symbol" fo:color="#9fb8cd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9fb8cd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9fb8cd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9fb8cd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9fb8cd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9fb8cd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9fb8cd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9fb8cd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4.318cm"/>
        <style:text-properties style:use-window-font-color="true" fo:font-size="45%"/>
      </text:list-level-style-number>
      <text:list-level-style-number text:level="8" style:num-format="">
        <style:list-level-properties text:space-before="4.826cm"/>
        <style:text-properties style:use-window-font-color="true" fo:font-size="45%"/>
      </text:list-level-style-number>
      <text:list-level-style-number text:level="9" style:num-format="">
        <style:list-level-properties text:space-before="5.33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49cm" text:min-label-width="1.429cm"/>
        <style:text-properties fo:color="#9fb8cd" fo:font-size="76%"/>
      </text:list-level-style-number>
      <text:list-level-style-number text:level="2" style:num-suffix="." style:num-format="1">
        <style:list-level-properties text:space-before="1.111cm" text:min-label-width="1.429cm"/>
        <style:text-properties fo:color="#9fb8cd" fo:font-size="76%"/>
      </text:list-level-style-number>
      <text:list-level-style-number text:level="3" style:num-suffix="." style:num-format="1">
        <style:list-level-properties text:space-before="1.873cm" text:min-label-width="1.429cm"/>
        <style:text-properties fo:color="#9fb8cd" fo:font-size="76%"/>
      </text:list-level-style-number>
      <text:list-level-style-number text:level="4" style:num-suffix="." style:num-format="1">
        <style:list-level-properties text:space-before="2.635cm" text:min-label-width="1.429cm"/>
        <style:text-properties fo:color="#9fb8cd" fo:font-size="76%"/>
      </text:list-level-style-number>
      <text:list-level-style-number text:level="5" style:num-suffix="." style:num-format="1">
        <style:list-level-properties text:space-before="3.397cm" text:min-label-width="1.429cm"/>
        <style:text-properties fo:color="#9fb8cd" fo:font-size="76%"/>
      </text:list-level-style-number>
      <text:list-level-style-number text:level="6" style:num-suffix="." style:num-format="1">
        <style:list-level-properties text:space-before="4.159cm" text:min-label-width="1.429cm"/>
        <style:text-properties fo:color="#9fb8cd" fo:font-size="76%"/>
      </text:list-level-style-number>
      <text:list-level-style-number text:level="7" style:num-suffix="." style:num-format="1">
        <style:list-level-properties text:space-before="4.667cm" text:min-label-width="1.429cm"/>
        <style:text-properties fo:color="#9fb8cd" fo:font-size="76%"/>
      </text:list-level-style-number>
      <text:list-level-style-number text:level="8" style:num-suffix="." style:num-format="1">
        <style:list-level-properties text:space-before="5.175cm" text:min-label-width="1.429cm"/>
        <style:text-properties fo:color="#9fb8cd" fo:font-size="76%"/>
      </text:list-level-style-number>
      <text:list-level-style-number text:level="9" style:num-suffix="." style:num-format="1">
        <style:list-level-properties text:space-before="5.683cm" text:min-label-width="1.429cm"/>
        <style:text-properties fo:color="#9fb8cd" fo:font-size="76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fo:color="#727ca3" fo:font-size="76%"/>
      </text:list-level-style-number>
      <text:list-level-style-number text:level="2" style:num-suffix="." style:num-format="1">
        <style:list-level-properties text:space-before="0.762cm" text:min-label-width="1.429cm"/>
        <style:text-properties fo:color="#727ca3" fo:font-size="76%"/>
      </text:list-level-style-number>
      <text:list-level-style-number text:level="3" style:num-suffix="." style:num-format="1">
        <style:list-level-properties text:space-before="1.524cm" text:min-label-width="1.429cm"/>
        <style:text-properties fo:color="#727ca3" fo:font-size="76%"/>
      </text:list-level-style-number>
      <text:list-level-style-number text:level="4" style:num-suffix="." style:num-format="1">
        <style:list-level-properties text:space-before="2.286cm" text:min-label-width="1.429cm"/>
        <style:text-properties fo:color="#727ca3" fo:font-size="76%"/>
      </text:list-level-style-number>
      <text:list-level-style-number text:level="5" style:num-suffix="." style:num-format="1">
        <style:list-level-properties text:space-before="3.048cm" text:min-label-width="1.429cm"/>
        <style:text-properties fo:color="#727ca3" fo:font-size="76%"/>
      </text:list-level-style-number>
      <text:list-level-style-number text:level="6" style:num-suffix="." style:num-format="1">
        <style:list-level-properties text:space-before="3.81cm" text:min-label-width="1.429cm"/>
        <style:text-properties fo:color="#727ca3" fo:font-size="76%"/>
      </text:list-level-style-number>
      <text:list-level-style-number text:level="7" style:num-suffix="." style:num-format="1">
        <style:list-level-properties text:space-before="4.318cm" text:min-label-width="1.429cm"/>
        <style:text-properties fo:color="#727ca3" fo:font-size="76%"/>
      </text:list-level-style-number>
      <text:list-level-style-number text:level="8" style:num-suffix="." style:num-format="1">
        <style:list-level-properties text:space-before="4.826cm" text:min-label-width="1.429cm"/>
        <style:text-properties fo:color="#727ca3" fo:font-size="76%"/>
      </text:list-level-style-number>
      <text:list-level-style-number text:level="9" style:num-suffix="." style:num-format="1">
        <style:list-level-properties text:space-before="5.334cm" text:min-label-width="1.429cm"/>
        <style:text-properties fo:color="#727ca3" fo:font-size="76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286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572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5.588cm"/>
        <style:text-properties style:use-window-font-color="true" fo:font-size="45%"/>
      </text:list-level-style-number>
      <text:list-level-style-number text:level="9" style:num-format="">
        <style:list-level-properties text:space-before="6.0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19.05cm" svg:height="2.752cm" svg:x="3.387cm" svg:y="10.795cm" presentation:class="title">
          <draw:text-box>
            <text:p text:style-name="P1"><text:span text:style-name="T1">Conway’s Game of Life with Repa</text:span></text:p>
          </draw:text-box>
        </draw:frame>
        <draw:frame draw:name="Subtitle 4" presentation:style-name="pr2" draw:text-style-name="P2" draw:layer="layout" svg:width="19.05cm" svg:height="1.482cm" svg:x="8.887cm" svg:y="14.235cm" presentation:class="subtitle" presentation:user-transformed="true">
          <draw:text-box>
            <text:p text:style-name="P3"><text:span text:style-name="T2">worked example using “Stencil Convolution”</text:span></text:p>
            <text:p text:style-name="P3"><text:span text:style-name="T2">from Illustrated Haskell &lt;http://illustratedhaskell.or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Preliminaries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5"><text:span text:style-name="T4">Short tutorial from HaskellWiki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<text:a xlink:href="http://www.haskell.org/haskellwiki/Numeric_Haskell:_A_Repa_Tutorial">http://www.haskell.org/haskellwiki/Numeric_Haskell:_A_Repa_Tutorial</text:a>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What is this Game of Life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<text:a xlink:href="http://en.wikipedia.org/wiki/Conway's_Game_of_Life">http://</text:a></text:span><text:span text:style-name="T5"><text:a xlink:href="http://en.wikipedia.org/wiki/Conway's_Game_of_Life">en.wikipedia.org/wiki/Conway%27s_Game_of_Lif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Repa refresher</text:span></text:p>
          </draw:text-box>
        </draw:frame>
        <draw:frame draw:name="Content Placeholder 6" presentation:style-name="pr5" draw:text-style-name="P2" draw:layer="layout" svg:width="22.86cm" svg:height="13.716cm" svg:x="1.27cm" svg:y="3.387cm" presentation:class="outline">
          <draw:text-box>
            <text:list text:style-name="L5">
              <text:list-item>
                <text:p text:style-name="P7"><text:span text:style-name="T6">-- RepaGOL.hs</text:span></text:p>
              </text:list-item>
              <text:list-item>
                <text:p text:style-name="P7"><text:span text:style-name="T6">{-# LANGUAGE TypeOperators #-}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import</text:span><text:span text:style-name="T7"> </text:span><text:span text:style-name="T9">Data.Array.Repa</text:span><text:span text:style-name="T7"> (</text:span><text:span text:style-name="T6">Z</text:span><text:span text:style-name="T7">(..), (:.)(..))</text:span></text:p>
              </text:list-item>
              <text:list-item>
                <text:p text:style-name="P7"><text:span text:style-name="T8">import</text:span><text:span text:style-name="T7"> </text:span><text:span text:style-name="T8">qualified</text:span><text:span text:style-name="T7"> </text:span><text:span text:style-name="T9">Data.Array.Repa</text:span><text:span text:style-name="T7"> </text:span><text:span text:style-name="T8">as</text:span><text:span text:style-name="T7"> R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6">-- a 2D array (the "Toad" pattern)</text:span></text:p>
              </text:list-item>
              <text:list-item>
                <text:p text:style-name="P7"><text:span text:style-name="T10">toad</text:span><text:span text:style-name="T7"> </text:span><text:span text:style-name="T8">::</text:span><text:span text:style-name="T7"> </text:span><text:span text:style-name="T6">R</text:span><text:span text:style-name="T7">.</text:span><text:span text:style-name="T6">Array</text:span><text:span text:style-name="T7"> </text:span><text:span text:style-name="T6">R</text:span><text:span text:style-name="T7">.</text:span><text:span text:style-name="T6">DIM2</text:span><text:span text:style-name="T7"> </text:span><text:span text:style-name="T6">Int</text:span></text:p>
              </text:list-item>
              <text:list-item>
                <text:p text:style-name="P7"><text:span text:style-name="T10">toad</text:span><text:span text:style-name="T7"> </text:span><text:span text:style-name="T8">=</text:span><text:span text:style-name="T7"> </text:span><text:span text:style-name="T6">R</text:span><text:span text:style-name="T7">.fromList (</text:span><text:span text:style-name="T6">Z</text:span><text:span text:style-name="T7"> </text:span><text:span text:style-name="T6">:.</text:span><text:span text:style-name="T7"> </text:span><text:span text:style-name="T11">6</text:span><text:span text:style-name="T7"> </text:span><text:span text:style-name="T6">:.</text:span><text:span text:style-name="T7"> </text:span><text:span text:style-name="T11">6</text:span><text:span text:style-name="T7">)</text:span></text:p>
              </text:list-item>
              <text:list-item>
                <text:p text:style-name="P7"><text:span text:style-name="T7"><text:s text:c="4"/></text:span><text:span text:style-name="T7">[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7"><text:span text:style-name="T7"><text:s text:c="4"/>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7"><text:span text:style-name="T7"><text:s text:c="4"/></text:span><text:span text:style-name="T7">, </text:span><text:span text:style-name="T11">0</text:span><text:span text:style-name="T7">, </text:span><text:span text:style-name="T11">0</text:span><text:span text:style-name="T7">, </text:span><text:span text:style-name="T11">1</text:span><text:span text:style-name="T7">, </text:span><text:span text:style-name="T11">1</text:span><text:span text:style-name="T7">, </text:span><text:span text:style-name="T11">1</text:span><text:span text:style-name="T7">, </text:span><text:span text:style-name="T11">0</text:span></text:p>
              </text:list-item>
              <text:list-item>
                <text:p text:style-name="P7"><text:span text:style-name="T7"><text:s text:c="4"/></text:span><text:span text:style-name="T7">, </text:span><text:span text:style-name="T11">0</text:span><text:span text:style-name="T7">, </text:span><text:span text:style-name="T11">1</text:span><text:span text:style-name="T7">, </text:span><text:span text:style-name="T11">1</text:span><text:span text:style-name="T7">, </text:span><text:span text:style-name="T11">1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7"><text:span text:style-name="T7"><text:s text:c="4"/>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7"><text:span text:style-name="T7"><text:s text:c="4"/>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7"><text:span text:style-name="T7"><text:s text:c="4"/>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“</text:span><text:span text:style-name="T3">Stencil Convolution”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5"><text:span text:style-name="T4">This is one of those things better explained by example than in words, and is way simpler than it sounds.</text:span></text:p>
              </text:list-item>
              <text:list-item>
                <text:p text:style-name="P5"><text:span text:style-name="T4">Here is how a stencil looks like in Repa</text:span></text:p>
              </text:list-item>
            </text:list>
            <text:list text:style-name="L5">
              <text:list-item>
                <text:p text:style-name="P8"><text:span text:style-name="T12">{-# LANGUAGE TemplateHaskell, QuasiQuotes #-}</text:span></text:p>
              </text:list-item>
              <text:list-item>
                <text:p text:style-name="P8"><text:span text:style-name="T13">sten</text:span><text:span text:style-name="T14"> </text:span><text:span text:style-name="T15">::</text:span><text:span text:style-name="T14"> </text:span><text:span text:style-name="T12">Stencil</text:span><text:span text:style-name="T14"> </text:span><text:span text:style-name="T12">DIM2</text:span><text:span text:style-name="T14"> </text:span><text:span text:style-name="T12">Int</text:span></text:p>
              </text:list-item>
              <text:list-item>
                <text:p text:style-name="P8"><text:span text:style-name="T13">sten</text:span><text:span text:style-name="T14"> </text:span><text:span text:style-name="T15">=</text:span><text:span text:style-name="T14"> [stencil2| </text:span><text:span text:style-name="T16">1</text:span><text:span text:style-name="T14"> </text:span><text:span text:style-name="T16">1</text:span><text:span text:style-name="T14"> </text:span><text:span text:style-name="T16">1</text:span></text:p>
              </text:list-item>
              <text:list-item>
                <text:p text:style-name="P8"><text:span text:style-name="T14"><text:s text:c="18"/></text:span><text:span text:style-name="T16">1</text:span><text:span text:style-name="T14"> </text:span><text:span text:style-name="T16">0</text:span><text:span text:style-name="T14"> </text:span><text:span text:style-name="T16">1</text:span></text:p>
              </text:list-item>
              <text:list-item>
                <text:p text:style-name="P8"><text:span text:style-name="T14"><text:s text:c="18"/></text:span><text:span text:style-name="T16">1</text:span><text:span text:style-name="T14"> </text:span><text:span text:style-name="T16">1</text:span><text:span text:style-name="T14"> </text:span><text:span text:style-name="T16">1</text:span><text:span text:style-name="T14"> |]</text:span></text:p>
              </text:list-item>
            </text:list>
            <text:list text:style-name="L3">
              <text:list-item>
                <text:p text:style-name="P5"><text:span text:style-name="T4">This is a 3x3 stenci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So what is “Stencil Convolution”?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5"><text:span text:style-name="T4">Applying a stencil to an “image” mean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7">Put the stencil kernel on every pixel</text:span></text:p>
                  </text:list-item>
                  <text:list-item>
                    <text:p text:style-name="P9"><text:span text:style-name="T17">Grab all neighbors and multiply with the corresponding stencil value</text:span></text:p>
                  </text:list-item>
                  <text:list-item>
                    <text:p text:style-name="P9"><text:span text:style-name="T17">Add them all and it becomes the new value of the pixel</text:span></text:p>
                  </text:list-item>
                </text:list>
              </text:list-item>
            </text:list>
            <text:list text:style-name="L7">
              <text:list-header>
                <text:p text:style-name="P10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4-twoObj-Two-Content">
        <draw:frame draw:name="Title 1" presentation:style-name="pr7" draw:text-style-name="P2" draw:layer="layout" svg:width="22.86cm" svg:height="2.54cm" svg:x="1.27cm" svg:y="0.635cm" presentation:class="title">
          <draw:text-box>
            <text:p text:style-name="P4"><text:span text:style-name="T3">Stencil Convolution example</text:span></text:p>
          </draw:text-box>
        </draw:frame>
        <draw:frame draw:name="Content Placeholder 2" presentation:style-name="pr8" draw:text-style-name="P2" draw:layer="layout" svg:width="11.227cm" svg:height="13.716cm" svg:x="1.27cm" svg:y="3.387cm" presentation:class="outline">
          <draw:text-box>
            <text:list text:style-name="L5">
              <text:list-item>
                <text:p text:style-name="P7"><text:span text:style-name="T10">sten</text:span><text:span text:style-name="T7"> </text:span><text:span text:style-name="T8">::</text:span><text:span text:style-name="T7"> </text:span><text:span text:style-name="T6">Stencil</text:span><text:span text:style-name="T7"> </text:span><text:span text:style-name="T6">DIM2</text:span><text:span text:style-name="T7"> </text:span><text:span text:style-name="T6">Int</text:span></text:p>
              </text:list-item>
              <text:list-item>
                <text:p text:style-name="P7"><text:span text:style-name="T10">sten</text:span><text:span text:style-name="T7"> </text:span><text:span text:style-name="T8">=</text:span><text:span text:style-name="T7"> [stencil2| </text:span><text:span text:style-name="T11">1</text:span><text:span text:style-name="T7"> </text:span><text:span text:style-name="T11">1</text:span><text:span text:style-name="T7"> </text:span><text:span text:style-name="T11">1</text:span></text:p>
              </text:list-item>
              <text:list-item>
                <text:p text:style-name="P7"><text:span text:style-name="T7"><text:s text:c="18"/></text:span><text:span text:style-name="T11">1</text:span><text:span text:style-name="T7"> </text:span><text:span text:style-name="T11">0</text:span><text:span text:style-name="T7"> </text:span><text:span text:style-name="T11">1</text:span></text:p>
              </text:list-item>
              <text:list-item>
                <text:p text:style-name="P7"><text:span text:style-name="T7"><text:s text:c="18"/></text:span><text:span text:style-name="T11">1</text:span><text:span text:style-name="T7"> </text:span><text:span text:style-name="T11">1</text:span><text:span text:style-name="T7"> </text:span><text:span text:style-name="T11">1</text:span><text:span text:style-name="T7"> |]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10">x1</text:span><text:span text:style-name="T7"> </text:span><text:span text:style-name="T8">::</text:span><text:span text:style-name="T7"> </text:span><text:span text:style-name="T6">R</text:span><text:span text:style-name="T7">.</text:span><text:span text:style-name="T6">Array</text:span><text:span text:style-name="T7"> </text:span><text:span text:style-name="T6">DIM2</text:span><text:span text:style-name="T7"> </text:span><text:span text:style-name="T6">Int</text:span></text:p>
              </text:list-item>
              <text:list-item>
                <text:p text:style-name="P7"><text:span text:style-name="T10">x1</text:span><text:span text:style-name="T7"> </text:span><text:span text:style-name="T8">=</text:span><text:span text:style-name="T7"> </text:span><text:span text:style-name="T6">R</text:span><text:span text:style-name="T7">.formList (</text:span><text:span text:style-name="T6">Z</text:span><text:span text:style-name="T7"> </text:span><text:span text:style-name="T6">:.</text:span><text:span text:style-name="T7"> </text:span><text:span text:style-name="T11">3</text:span><text:span text:style-name="T7"> </text:span><text:span text:style-name="T6">:.</text:span><text:span text:style-name="T7"> </text:span><text:span text:style-name="T11">3</text:span><text:span text:style-name="T7">)</text:span></text:p>
              </text:list-item>
              <text:list-item>
                <text:p text:style-name="P7"><text:span text:style-name="T7"><text:s text:c="4"/></text:span><text:span text:style-name="T7">[ </text:span><text:span text:style-name="T11">1</text:span><text:span text:style-name="T7">, </text:span><text:span text:style-name="T11">2</text:span><text:span text:style-name="T7">, </text:span><text:span text:style-name="T11">3</text:span></text:p>
              </text:list-item>
              <text:list-item>
                <text:p text:style-name="P7"><text:span text:style-name="T7"><text:s text:c="4"/></text:span><text:span text:style-name="T7">, </text:span><text:span text:style-name="T11">4</text:span><text:span text:style-name="T7">, </text:span><text:span text:style-name="T11">9</text:span><text:span text:style-name="T7">, </text:span><text:span text:style-name="T11">5</text:span></text:p>
              </text:list-item>
              <text:list-item>
                <text:p text:style-name="P7"><text:span text:style-name="T7"><text:s text:c="4"/>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 ]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10">conv1</text:span><text:span text:style-name="T7"> </text:span><text:span text:style-name="T8">=</text:span><text:span text:style-name="T7"> mapStencil2 (</text:span><text:span text:style-name="T6">BoundConst</text:span><text:span text:style-name="T7"> </text:span><text:span text:style-name="T11">0</text:span><text:span text:style-name="T7">) sten x1</text:span></text:p>
              </text:list-item>
              <text:list-item>
                <text:p text:style-name="P7"><text:span text:style-name="T6">-- Result: [ 0, 0, 0</text:span></text:p>
              </text:list-item>
              <text:list-item>
                <text:p text:style-name="P7"><text:span text:style-name="T6">-- <text:s text:c="8"/>, 0, 15, 0</text:span></text:p>
              </text:list-item>
              <text:list-item>
                <text:p text:style-name="P7"><text:span text:style-name="T6">-- <text:s text:c="8"/>, 0, 0, 0 ]</text:span></text:p>
              </text:list-item>
              <text:list-item>
                <text:p text:style-name="P7"><text:span text:style-name="T18"/></text:p>
              </text:list-item>
            </text:list>
          </draw:text-box>
        </draw:frame>
        <draw:frame draw:name="Content Placeholder 3" presentation:style-name="pr8" draw:text-style-name="P2" draw:layer="layout" svg:width="11.227cm" svg:height="13.716cm" svg:x="12.867cm" svg:y="3.378cm" presentation:class="outline">
          <draw:text-box>
            <text:list text:style-name="L3">
              <text:list-item>
                <text:p text:style-name="P5"><text:span text:style-name="T19">Since the image is the same size of the stencil kernel, it can only be applied on the central pixel.</text:span></text:p>
              </text:list-item>
              <text:list-item>
                <text:p text:style-name="P5"><text:span text:style-name="T19">1 + 2 + 3 + 4 + 5 = 15 is the new value of the central pixel</text:span></text:p>
              </text:list-item>
              <text:list-item>
                <text:p text:style-name="P5"><text:span text:style-name="T19">The 9 is not included because the center pixel of the kernel is 0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1T33">
        <draw:frame draw:name="Title 4" presentation:style-name="pr4" draw:text-style-name="P2" draw:layer="layout" svg:width="22.86cm" svg:height="2.752cm" svg:x="1.27cm" svg:y="0.423cm" presentation:class="title">
          <draw:text-box>
            <text:p text:style-name="P4"><text:span text:style-name="T20">How to use stencil convolution in Game of Life</text:span></text:p>
          </draw:text-box>
        </draw:frame>
        <draw:frame draw:name="Content Placeholder 5" presentation:style-name="pr5" draw:text-style-name="P2" draw:layer="layout" svg:width="22.86cm" svg:height="13.716cm" svg:x="1.27cm" svg:y="3.387cm" presentation:class="outline">
          <draw:text-box>
            <text:list text:style-name="L3">
              <text:list-item>
                <text:p text:style-name="P5"><text:span text:style-name="T4">It should now become pretty obvious</text:span></text:p>
              </text:list-item>
              <text:list-item>
                <text:p text:style-name="P5"><text:span text:style-name="T4">If we represent live cells as 1, dead cells as 0</text:span></text:p>
              </text:list-item>
              <text:list-item>
                <text:p text:style-name="P5"><text:span text:style-name="T4">The stencil we just used be used to count the number of neighbors!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4-twoObj-Two-Content">
        <draw:frame draw:name="Title 3" presentation:style-name="pr7" draw:text-style-name="P2" draw:layer="layout" svg:width="22.86cm" svg:height="2.54cm" svg:x="1.27cm" svg:y="0.635cm" presentation:class="title">
          <draw:text-box>
            <text:p text:style-name="P4"><text:span text:style-name="T3">Visualization</text:span></text:p>
          </draw:text-box>
        </draw:frame>
        <draw:frame draw:name="Content Placeholder 4" presentation:style-name="pr8" draw:text-style-name="P2" draw:layer="layout" svg:width="6.337cm" svg:height="13.716cm" svg:x="4.104cm" svg:y="3.387cm" presentation:class="outline">
          <draw:text-box>
            <text:list text:style-name="L5">
              <text:list-item>
                <text:p text:style-name="P8"><text:span text:style-name="T7">[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0</text:span><text:span text:style-name="T7">, </text:span><text:span text:style-name="T11">1</text:span><text:span text:style-name="T7">, </text:span><text:span text:style-name="T11">1</text:span><text:span text:style-name="T7">, </text:span><text:span text:style-name="T11">1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1</text:span><text:span text:style-name="T7">, </text:span><text:span text:style-name="T11">1</text:span><text:span text:style-name="T7">, </text:span><text:span text:style-name="T11">1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]</text:span></text:p>
              </text:list-item>
              <text:list-item>
                <text:p text:style-name="P8"><text:span text:style-name="T21"/></text:p>
              </text:list-item>
            </text:list>
          </draw:text-box>
        </draw:frame>
        <draw:frame draw:name="Content Placeholder 5" presentation:style-name="pr8" draw:text-style-name="P2" draw:layer="layout" svg:width="6.337cm" svg:height="13.716cm" svg:x="15.312cm" svg:y="3.378cm" presentation:class="outline">
          <draw:text-box>
            <text:list text:style-name="L5">
              <text:list-item>
                <text:p text:style-name="P8"><text:span text:style-name="T7">[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1</text:span><text:span text:style-name="T7">, </text:span><text:span text:style-name="T11">2</text:span><text:span text:style-name="T7">, </text:span><text:span text:style-name="T11">3</text:span><text:span text:style-name="T7">, </text:span><text:span text:style-name="T11">2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3</text:span><text:span text:style-name="T7">, </text:span><text:span text:style-name="T11">4</text:span><text:span text:style-name="T7">, </text:span><text:span text:style-name="T11">4</text:span><text:span text:style-name="T7">, </text:span><text:span text:style-name="T11">2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2</text:span><text:span text:style-name="T7">, </text:span><text:span text:style-name="T11">4</text:span><text:span text:style-name="T7">, </text:span><text:span text:style-name="T11">4</text:span><text:span text:style-name="T7">, </text:span><text:span text:style-name="T11">3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2</text:span><text:span text:style-name="T7">, </text:span><text:span text:style-name="T11">3</text:span><text:span text:style-name="T7">, </text:span><text:span text:style-name="T11">2</text:span><text:span text:style-name="T7">, </text:span><text:span text:style-name="T11">1</text:span><text:span text:style-name="T7">, </text:span><text:span text:style-name="T11">0</text:span></text:p>
              </text:list-item>
              <text:list-item>
                <text:p text:style-name="P8"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text:span text:style-name="T7">, </text:span><text:span text:style-name="T11">0</text:span></text:p>
              </text:list-item>
              <text:list-item>
                <text:p text:style-name="P8"><text:span text:style-name="T7">]</text:span></text:p>
              </text:list-item>
            </text:list>
          </draw:text-box>
        </draw:frame>
        <draw:custom-shape draw:name="Curved Up Arrow 10" draw:style-name="gr2" draw:text-style-name="P2" draw:layer="layout" svg:width="7.139cm" svg:height="3.799cm" svg:x="9.111cm" svg:y="10.792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frame draw:name="TextBox 11" draw:style-name="gr3" draw:text-style-name="P2" draw:layer="layout" svg:width="10.604cm" svg:height="1.017cm" svg:x="7.379cm" svg:y="15.287cm">
          <draw:text-box>
            <text:p text:style-name="P4"><text:span text:style-name="T7">mapStencil2 (</text:span><text:span text:style-name="T6">BoundConst</text:span><text:span text:style-name="T7"> </text:span><text:span text:style-name="T11">0</text:span><text:span text:style-name="T7">) sten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1T33">
        <draw:frame draw:name="Title 4" presentation:style-name="pr4" draw:text-style-name="P2" draw:layer="layout" svg:width="22.86cm" svg:height="2.752cm" svg:x="1.27cm" svg:y="0.423cm" presentation:class="title">
          <draw:text-box>
            <text:p text:style-name="P4"><text:span text:style-name="T3">And what does the rule say?</text:span></text:p>
          </draw:text-box>
        </draw:frame>
        <draw:frame draw:name="Content Placeholder 5" presentation:style-name="pr5" draw:text-style-name="P2" draw:layer="layout" svg:width="22.86cm" svg:height="13.716cm" svg:x="1.27cm" svg:y="3.387cm" presentation:class="outline">
          <draw:text-box>
            <text:list text:style-name="L5">
              <text:list-item>
                <text:p text:style-name="P8"><text:span text:style-name="T12">-- A literal translation of the rules</text:span></text:p>
              </text:list-item>
              <text:list-item>
                <text:p text:style-name="P8"><text:span text:style-name="T12">-- from Wikipedia</text:span></text:p>
              </text:list-item>
              <text:list-item>
                <text:p text:style-name="P8"><text:span text:style-name="T13">transit</text:span><text:span text:style-name="T14"> </text:span><text:span text:style-name="T16">1</text:span><text:span text:style-name="T14"> </text:span><text:span text:style-name="T16">2</text:span><text:span text:style-name="T14"> </text:span><text:span text:style-name="T15">=</text:span><text:span text:style-name="T14"> </text:span><text:span text:style-name="T16">1</text:span></text:p>
              </text:list-item>
              <text:list-item>
                <text:p text:style-name="P8"><text:span text:style-name="T13">transit</text:span><text:span text:style-name="T14"> </text:span><text:span text:style-name="T16">1</text:span><text:span text:style-name="T14"> </text:span><text:span text:style-name="T16">3</text:span><text:span text:style-name="T14"> </text:span><text:span text:style-name="T15">=</text:span><text:span text:style-name="T14"> </text:span><text:span text:style-name="T16">1</text:span></text:p>
              </text:list-item>
              <text:list-item>
                <text:p text:style-name="P8"><text:span text:style-name="T13">transit</text:span><text:span text:style-name="T14"> </text:span><text:span text:style-name="T16">1</text:span><text:span text:style-name="T14"> </text:span><text:span text:style-name="T15">_</text:span><text:span text:style-name="T14"> </text:span><text:span text:style-name="T15">=</text:span><text:span text:style-name="T14"> </text:span><text:span text:style-name="T16">0</text:span></text:p>
              </text:list-item>
              <text:list-item>
                <text:p text:style-name="P8"><text:span text:style-name="T13">transit</text:span><text:span text:style-name="T14"> </text:span><text:span text:style-name="T16">0</text:span><text:span text:style-name="T14"> </text:span><text:span text:style-name="T16">3</text:span><text:span text:style-name="T14"> </text:span><text:span text:style-name="T15">=</text:span><text:span text:style-name="T14"> </text:span><text:span text:style-name="T16">1</text:span></text:p>
              </text:list-item>
              <text:list-item>
                <text:p text:style-name="P8"><text:span text:style-name="T13">transit</text:span><text:span text:style-name="T14"> </text:span><text:span text:style-name="T16">0</text:span><text:span text:style-name="T14"> </text:span><text:span text:style-name="T15">_</text:span><text:span text:style-name="T14"> </text:span><text:span text:style-name="T15">=</text:span><text:span text:style-name="T14"> </text:span><text:span text:style-name="T16">0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1" draw:style-name="dp1" draw:master-page-name="Master1-Layout5-twoTxTwoObj-Comparison">
        <draw:frame draw:name="Title 3" presentation:style-name="pr10" draw:text-style-name="P2" draw:layer="layout" svg:width="22.86cm" svg:height="2.54cm" svg:x="1.27cm" svg:y="0.635cm" presentation:class="title">
          <draw:text-box>
            <text:p text:style-name="P4"><text:span text:style-name="T3">We’re almost done</text:span></text:p>
          </draw:text-box>
        </draw:frame>
        <draw:frame draw:name="Text Placeholder 4" presentation:style-name="pr11" draw:text-style-name="P2" draw:layer="layout" svg:width="4.75cm" svg:height="1.135cm" svg:x="1.166cm" svg:y="4.095cm" presentation:class="outline">
          <draw:text-box>
            <text:list text:style-name="L9">
              <text:list-item>
                <text:p text:style-name="P11"><text:span text:style-name="T19">Original</text:span></text:p>
              </text:list-item>
            </text:list>
          </draw:text-box>
        </draw:frame>
        <draw:frame draw:name="Text Placeholder 4" presentation:style-name="pr11" draw:text-style-name="P2" draw:layer="layout" svg:width="4.75cm" svg:height="1.295cm" svg:x="13.588cm" svg:y="4.015cm" presentation:class="outline">
          <draw:text-box>
            <text:list text:style-name="L9">
              <text:list-item>
                <text:p text:style-name="P11"><text:span text:style-name="T19">Original</text:span></text:p>
              </text:list-item>
            </text:list>
          </draw:text-box>
        </draw:frame>
        <draw:frame draw:name="Content Placeholder 5" presentation:style-name="pr12" draw:text-style-name="P2" draw:layer="layout" svg:width="6.037cm" svg:height="5.643cm" svg:x="6.83cm" svg:y="6.041cm" presentation:class="outline">
          <draw:text-box>
            <text:list text:style-name="L5">
              <text:list-item>
                <text:p text:style-name="P8"><text:span text:style-name="T21">[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1</text:span><text:span text:style-name="T21">, </text:span><text:span text:style-name="T22">2</text:span><text:span text:style-name="T21">, </text:span><text:span text:style-name="T22">3</text:span><text:span text:style-name="T21">, </text:span><text:span text:style-name="T22">2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3</text:span><text:span text:style-name="T21">, </text:span><text:span text:style-name="T22">4</text:span><text:span text:style-name="T21">, </text:span><text:span text:style-name="T22">4</text:span><text:span text:style-name="T21">, </text:span><text:span text:style-name="T22">2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2</text:span><text:span text:style-name="T21">, </text:span><text:span text:style-name="T22">4</text:span><text:span text:style-name="T21">, </text:span><text:span text:style-name="T22">4</text:span><text:span text:style-name="T21">, </text:span><text:span text:style-name="T22">3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2</text:span><text:span text:style-name="T21">, </text:span><text:span text:style-name="T22">3</text:span><text:span text:style-name="T21">, </text:span><text:span text:style-name="T22">2</text:span><text:span text:style-name="T21">, </text:span><text:span text:style-name="T22">1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3">]</text:span></text:p>
              </text:list-item>
              <text:list-item>
                <text:p text:style-name="P8"><text:span text:style-name="T23"/></text:p>
              </text:list-item>
            </text:list>
          </draw:text-box>
        </draw:frame>
        <draw:frame draw:name="Content Placeholder 5" presentation:style-name="pr12" draw:text-style-name="P2" draw:layer="layout" svg:width="6.158cm" svg:height="6.174cm" svg:x="19.059cm" svg:y="6.041cm" presentation:class="outline">
          <draw:text-box>
            <text:list text:style-name="L5">
              <text:list-item>
                <text:p text:style-name="P8"><text:span text:style-name="T21">[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1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1</text:span><text:span text:style-name="T21">, </text:span><text:span text:style-name="T22">0</text:span><text:span text:style-name="T21">, </text:span><text:span text:style-name="T22">0</text:span><text:span text:style-name="T21">, </text:span><text:span text:style-name="T22">1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1</text:span><text:span text:style-name="T21">, </text:span><text:span text:style-name="T22">0</text:span><text:span text:style-name="T21">, </text:span><text:span text:style-name="T22">0</text:span><text:span text:style-name="T21">, </text:span><text:span text:style-name="T22">1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1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]</text:span></text:p>
              </text:list-item>
            </text:list>
          </draw:text-box>
        </draw:frame>
        <draw:frame draw:name="Content Placeholder 5" presentation:style-name="pr12" draw:text-style-name="P2" draw:layer="layout" svg:width="6.646cm" svg:height="5.995cm" svg:x="0.219cm" svg:y="6.041cm" presentation:class="outline">
          <draw:text-box>
            <text:list text:style-name="L5">
              <text:list-item>
                <text:p text:style-name="P8"><text:span text:style-name="T21">[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1</text:span><text:span text:style-name="T21">, </text:span><text:span text:style-name="T22">1</text:span><text:span text:style-name="T21">, </text:span><text:span text:style-name="T22">1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1</text:span><text:span text:style-name="T21">, </text:span><text:span text:style-name="T22">1</text:span><text:span text:style-name="T21">, </text:span><text:span text:style-name="T22">1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]</text:span></text:p>
              </text:list-item>
              <text:list-item>
                <text:p text:style-name="P8"><text:span text:style-name="T23"/></text:p>
              </text:list-item>
            </text:list>
          </draw:text-box>
        </draw:frame>
        <draw:frame draw:name="Text Placeholder 4" presentation:style-name="pr13" draw:text-style-name="P2" draw:layer="layout" svg:width="4.749cm" svg:height="1.329cm" svg:x="7.474cm" svg:y="3.998cm" presentation:class="outline">
          <draw:text-box>
            <text:list text:style-name="L5">
              <text:list-item>
                <text:p text:style-name="P12"><text:span text:style-name="T4">Neighbors</text:span></text:p>
              </text:list-item>
            </text:list>
          </draw:text-box>
        </draw:frame>
        <draw:frame draw:name="Content Placeholder 5" presentation:style-name="pr12" draw:text-style-name="P2" draw:layer="layout" svg:width="6.262cm" svg:height="5.677cm" svg:x="12.832cm" svg:y="6.041cm" presentation:class="outline">
          <draw:text-box>
            <text:list text:style-name="L5">
              <text:list-item>
                <text:p text:style-name="P8"><text:span text:style-name="T21">[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1</text:span><text:span text:style-name="T21">, </text:span><text:span text:style-name="T22">1</text:span><text:span text:style-name="T21">, </text:span><text:span text:style-name="T22">1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1</text:span><text:span text:style-name="T21">, </text:span><text:span text:style-name="T22">1</text:span><text:span text:style-name="T21">, </text:span><text:span text:style-name="T22">1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text:span text:style-name="T21">, </text:span><text:span text:style-name="T22">0</text:span></text:p>
              </text:list-item>
              <text:list-item>
                <text:p text:style-name="P8"><text:span text:style-name="T21">]</text:span></text:p>
              </text:list-item>
              <text:list-item>
                <text:p text:style-name="P8"><text:span text:style-name="T23"/></text:p>
              </text:list-item>
            </text:list>
          </draw:text-box>
        </draw:frame>
        <draw:frame draw:name="Text Placeholder 4" presentation:style-name="pr13" draw:text-style-name="P2" draw:layer="layout" svg:width="4.749cm" svg:height="1.329cm" svg:x="19.763cm" svg:y="3.998cm" presentation:class="outline">
          <draw:text-box>
            <text:list text:style-name="L5">
              <text:list-item>
                <text:p text:style-name="P11"><text:span text:style-name="T19">New state!</text:span></text:p>
              </text:list-item>
            </text:list>
          </draw:text-box>
        </draw:frame>
        <draw:custom-shape draw:name="Curved Up Arrow 11" draw:style-name="gr2" draw:text-style-name="P2" draw:layer="layout" svg:width="3.104cm" svg:height="1.651cm" svg:x="5.033cm" svg:y="12.861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frame draw:name="TextBox 12" draw:style-name="gr3" draw:text-style-name="P2" draw:layer="layout" svg:width="4.261cm" svg:height="1.017cm" svg:x="4.455cm" svg:y="14.935cm">
          <draw:text-box>
            <text:p text:style-name="P4"><text:span text:style-name="T7">mapStencil2</text:span></text:p>
          </draw:text-box>
        </draw:frame>
        <draw:custom-shape draw:name="Curved Up Arrow 13" draw:style-name="gr2" draw:text-style-name="P2" draw:layer="layout" svg:width="9.429cm" svg:height="3.111cm" svg:x="11.28cm" svg:y="12.861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frame draw:name="TextBox 14" draw:style-name="gr3" draw:text-style-name="P2" draw:layer="layout" svg:width="2.954cm" svg:height="1.017cm" svg:x="14.517cm" svg:y="13.904cm">
          <draw:text-box>
            <text:p text:style-name="P4"><text:span text:style-name="T7">zipWith</text:span></text:p>
          </draw:text-box>
        </draw:frame>
        <presentation:notes draw:style-name="dp3">
          <draw:page-thumbnail draw:name="Slide Image Placeholder 1" draw:style-name="gr1" draw:layer="layout" svg:width="12.7cm" svg:height="9.525cm" svg:x="3.175cm" svg:y="1.905cm" draw:page-number="10" presentation:class="page"/>
          <draw:frame draw:name="Notes Placeholder 2" presentation:style-name="pr14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4" draw:text-style-name="P2" draw:layer="layout" svg:width="8.255cm" svg:height="1.27cm" svg:x="10.791cm" svg:y="24.126cm">
            <draw:text-box>
              <text:p text:style-name="P1"><text:span text:style-name="T24"><text:page-number>&lt;number&gt;</text:page-number></text:span></text:p>
            </draw:text-box>
          </draw:frame>
        </presentation:notes>
      </draw:page>
      <draw:page draw:name="Slide12" draw:style-name="dp1" draw:master-page-name="Master1-Layout2-obj-Title-and-Content" presentation:presentation-page-layout-name="AL1T33">
        <draw:frame draw:name="Title 6" presentation:style-name="pr4" draw:text-style-name="P2" draw:layer="layout" svg:width="22.86cm" svg:height="2.752cm" svg:x="1.27cm" svg:y="0.423cm" presentation:class="title">
          <draw:text-box>
            <text:p text:style-name="P4"><text:span text:style-name="T3">How about codifying it?</text:span></text:p>
          </draw:text-box>
        </draw:frame>
        <draw:frame draw:name="Content Placeholder 7" presentation:style-name="pr5" draw:text-style-name="P2" draw:layer="layout" svg:width="22.86cm" svg:height="13.716cm" svg:x="1.27cm" svg:y="3.387cm" presentation:class="outline">
          <draw:text-box>
            <text:list text:style-name="L5">
              <text:list-item>
                <text:p text:style-name="P8"><text:span text:style-name="T25">tick</text:span><text:span text:style-name="T26"> world </text:span><text:span text:style-name="T27">=</text:span><text:span text:style-name="T26"> </text:span><text:span text:style-name="T28">R</text:span><text:span text:style-name="T26">.force $ </text:span><text:span text:style-name="T28">R</text:span><text:span text:style-name="T26">.zipWith transit world neighbors</text:span></text:p>
              </text:list-item>
              <text:list-item>
                <text:p text:style-name="P8"><text:span text:style-name="T26"><text:s text:c="4"/></text:span><text:span text:style-name="T27">where</text:span><text:span text:style-name="T26"> neighbors </text:span><text:span text:style-name="T27">=</text:span><text:span text:style-name="T26"> mapStencil </text:span><text:span text:style-name="T29">2</text:span><text:span text:style-name="T26"> (</text:span><text:span text:style-name="T28">BoundConst</text:span><text:span text:style-name="T26"> </text:span><text:span text:style-name="T29">0</text:span><text:span text:style-name="T26">) sten world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1T33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4"><text:span text:style-name="T3">And putting it in a program…</text:span></text:p>
          </draw:text-box>
        </draw:frame>
        <draw:frame draw:name="Content Placeholder 2" presentation:style-name="pr5" draw:text-style-name="P2" draw:layer="layout" svg:width="22.86cm" svg:height="13.716cm" svg:x="1.27cm" svg:y="3.387cm" presentation:class="outline">
          <draw:text-box>
            <text:list text:style-name="L5">
              <text:list-item>
                <text:p text:style-name="P13"><text:span text:style-name="T13">gameOfLife</text:span><text:span text:style-name="T14"> world </text:span><text:span text:style-name="T15">=</text:span><text:span text:style-name="T14"> </text:span><text:span text:style-name="T15">do</text:span></text:p>
              </text:list-item>
              <text:list-item>
                <text:p text:style-name="P13"><text:span text:style-name="T14"><text:s text:c="4"/></text:span><text:span text:style-name="T14">show2D </text:span><text:span text:style-name="T16">6</text:span><text:span text:style-name="T14"> world</text:span></text:p>
              </text:list-item>
              <text:list-item>
                <text:p text:style-name="P13"><text:span text:style-name="T14"><text:s text:c="4"/></text:span><text:span text:style-name="T14">input </text:span><text:span text:style-name="T15">&lt;-</text:span><text:span text:style-name="T14"> getLine</text:span></text:p>
              </text:list-item>
              <text:list-item>
                <text:p text:style-name="P13"><text:span text:style-name="T14"><text:s text:c="4"/></text:span><text:span text:style-name="T15">case</text:span><text:span text:style-name="T14"> input </text:span><text:span text:style-name="T15">of</text:span></text:p>
              </text:list-item>
              <text:list-item>
                <text:p text:style-name="P13"><text:span text:style-name="T14"><text:s text:c="8"/></text:span><text:span text:style-name="T30">"q"</text:span><text:span text:style-name="T14"> </text:span><text:span text:style-name="T15">-&gt;</text:span><text:span text:style-name="T14"> return </text:span><text:span text:style-name="T31">()</text:span></text:p>
              </text:list-item>
              <text:list-item>
                <text:p text:style-name="P13"><text:span text:style-name="T14"><text:s text:c="8"/></text:span><text:span text:style-name="T15">_</text:span><text:span text:style-name="T14"> </text:span><text:span text:style-name="T15">-&gt;</text:span><text:span text:style-name="T14"> program $ tick world</text:span></text:p>
              </text:list-item>
              <text:list-item>
                <text:p text:style-name="P13"><text:span text:style-name="T14"/></text:p>
              </text:list-item>
              <text:list-item>
                <text:p text:style-name="P13"><text:span text:style-name="T13">main</text:span><text:span text:style-name="T14"> </text:span><text:span text:style-name="T15">=</text:span><text:span text:style-name="T14"> program toad</text:span></text:p>
              </text:list-item>
            </text:list>
            <text:list text:style-name="L3">
              <text:list-header>
                <text:p text:style-name="P14"><text:span text:style-name="T32"/></text:p>
              </text:list-header>
              <text:list-item>
                <text:p text:style-name="P14"><text:span text:style-name="T4">That’s it! Now you are as fluent with Repa as with lists!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" draw:style="rect" draw:dots1="1" draw:dots1-length="0.079cm" draw:distance="0.079cm"/>
    <style:default-style style:family="graphic">
      <style:graphic-properties draw:stroke="solid" svg:stroke-width="0.053cm" svg:stroke-color="#525977" draw:fill-color="#727ca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rigin-background" style:family="presentation">
      <style:graphic-properties draw:stroke="none" draw:fill="solid" draw:fill-color="#ffffff"/>
      <style:text-properties style:letter-kerning="true"/>
    </style:style>
    <style:style style:name="Master1-Orig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ig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igin-outline1" style:family="presentation">
      <style:graphic-properties draw:stroke="none" draw:fill="none" draw:auto-grow-height="false" draw:fit-to-size="shrink-to-fit">
        <text:list-style style:name="Master1-Orig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in-outline2" style:family="presentation" style:parent-style-name="Master1-Origin-outline1">
      <style:paragraph-properties fo:margin-top="0cm" fo:margin-bottom="0.4cm"/>
      <style:text-properties fo:font-size="28pt" style:font-size-asian="28pt" style:font-size-complex="28pt"/>
    </style:style>
    <style:style style:name="Master1-Origin-outline3" style:family="presentation" style:parent-style-name="Master1-Origin-outline2">
      <style:paragraph-properties fo:margin-top="0cm" fo:margin-bottom="0.3cm"/>
      <style:text-properties fo:font-size="24pt" style:font-size-asian="24pt" style:font-size-complex="24pt"/>
    </style:style>
    <style:style style:name="Master1-Origin-outline4" style:family="presentation" style:parent-style-name="Master1-Origin-outline3">
      <style:paragraph-properties fo:margin-top="0cm" fo:margin-bottom="0.2cm"/>
      <style:text-properties fo:font-size="20pt" style:font-size-asian="20pt" style:font-size-complex="20pt"/>
    </style:style>
    <style:style style:name="Master1-Origin-outline5" style:family="presentation" style:parent-style-name="Master1-Origin-outline4">
      <style:paragraph-properties fo:margin-top="0cm" fo:margin-bottom="0.1cm"/>
      <style:text-properties fo:font-size="20pt" style:font-size-asian="20pt" style:font-size-complex="20pt"/>
    </style:style>
    <style:style style:name="Master1-Origin-outline6" style:family="presentation" style:parent-style-name="Master1-Origin-outline5">
      <style:paragraph-properties fo:margin-top="0cm" fo:margin-bottom="0.1cm"/>
      <style:text-properties fo:font-size="20pt" style:font-size-asian="20pt" style:font-size-complex="20pt"/>
    </style:style>
    <style:style style:name="Master1-Origin-outline7" style:family="presentation" style:parent-style-name="Master1-Origin-outline6">
      <style:paragraph-properties fo:margin-top="0cm" fo:margin-bottom="0.1cm"/>
      <style:text-properties fo:font-size="20pt" style:font-size-asian="20pt" style:font-size-complex="20pt"/>
    </style:style>
    <style:style style:name="Master1-Origin-outline8" style:family="presentation" style:parent-style-name="Master1-Origin-outline7">
      <style:paragraph-properties fo:margin-top="0cm" fo:margin-bottom="0.1cm"/>
      <style:text-properties fo:font-size="20pt" style:font-size-asian="20pt" style:font-size-complex="20pt"/>
    </style:style>
    <style:style style:name="Master1-Origin-outline9" style:family="presentation" style:parent-style-name="Master1-Origin-outline8">
      <style:paragraph-properties fo:margin-top="0cm" fo:margin-bottom="0.1cm"/>
      <style:text-properties fo:font-size="20pt" style:font-size-asian="20pt" style:font-size-complex="20pt"/>
    </style:style>
    <style:style style:name="Master1-Origin-subtitle" style:family="presentation">
      <style:graphic-properties draw:stroke="none" draw:fill="none" draw:textarea-vertical-align="middle">
        <text:list-style style:name="Master1-Orig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igin-title" style:family="presentation">
      <style:graphic-properties draw:stroke="none" draw:fill="none" draw:textarea-vertical-align="middle">
        <text:list-style style:name="Master1-Orig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" svg:stroke-width="0.026cm" svg:stroke-color="#9fb8cd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9fb8c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727ca3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18cm" svg:stroke-color="#9fb8cd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727ca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Mpr1" style:family="presentation" style:parent-style-name="Master1-Origi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rigi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rigi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igi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rigi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title">
      <style:graphic-properties draw:stroke="solid" svg:stroke-width="0.026cm" svg:stroke-color="#727ca3" svg:stroke-opacity="100%" draw:fill="none" draw:textarea-horizontal-align="left" draw:textarea-vertical-align="middle" draw:auto-grow-height="false" draw:auto-grow-width="false" fo:padding-top="0.127cm" fo:padding-bottom="0.127cm" fo:padding-left="0.762cm" fo:padding-right="0.254cm" fo:wrap-option="wrap"/>
    </style:style>
    <style:style style:name="Mpr46" style:family="presentation" style:parent-style-name="Master1-Layout9-picTx-Picture-with-Caption-title">
      <style:graphic-properties draw:stroke="none" draw:fill="solid" draw:fill-color="#bcbcbc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7" style:family="paragraph">
      <style:paragraph-properties fo:margin-left="2.286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048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81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.353cm" fo:line-height="0.776cm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464653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Gill Sans MT'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color="#464653" style:text-line-through-style="none" style:text-position="0% 100%" fo:font-family="'Gill Sans MT'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Gill Sans MT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Gill Sans MT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64653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464653" style:text-line-through-style="none" style:text-position="0% 100%" fo:font-family="'Bookman Old Style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Delius" style:font-pitch="variable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2" style:family="text">
      <style:text-properties fo:color="#464653" style:text-line-through-style="none" style:text-position="0% 100%" fo:font-family="Delius" style:font-pitch="variable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Deli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Deliu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Deliu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Delius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7" style:family="text">
      <style:text-properties fo:color="#dde9ec" style:text-line-through-style="none" style:text-position="0% 100%" fo:font-family="'Bookman Old Style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color="#ffffff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dde9ec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9fb8cd" style:text-line-through-style="none" style:text-position="0% 100%" fo:font-family="'Gill Sans MT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color="#464653" style:text-line-through-style="none" style:text-position="0% 100%" fo:font-family="'Gill Sans MT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2" style:family="text">
      <style:text-properties fo:color="#464653" style:text-line-through-style="none" style:text-position="0% 100%" fo:font-family="'Gill Sans MT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3" style:family="text">
      <style:text-properties fo:color="#ffffff" style:text-line-through-style="none" style:text-position="0% 100%" fo:font-family="'Bookman Old Style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4" style:family="text">
      <style:text-properties fo:color="#ffffff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color="#ffffff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727ca3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727ca3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727ca3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727ca3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727ca3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727ca3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727ca3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727ca3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min-label-width="0.762cm"/>
        <style:text-properties fo:font-family="'Wingdings 3'" style:font-charset="x-symbol" fo:color="#9fb8cd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524cm" text:min-label-width="0.762cm"/>
        <style:text-properties fo:font-family="'Wingdings 3'" style:font-charset="x-symbol" fo:color="#9fb8cd" fo:font-size="76%"/>
      </text:list-level-style-bullet>
      <text:list-level-style-bullet text:level="4" text:bullet-char="">
        <style:list-level-properties text:space-before="2.286cm" text:min-label-width="0.762cm"/>
        <style:text-properties fo:font-family="'Wingdings 3'" style:font-charset="x-symbol" fo:color="#9fb8cd" fo:font-size="76%"/>
      </text:list-level-style-bullet>
      <text:list-level-style-bullet text:level="5" text:bullet-char="">
        <style:list-level-properties text:space-before="3.048cm" text:min-label-width="0.762cm"/>
        <style:text-properties fo:font-family="'Wingdings 3'" style:font-charset="x-symbol" fo:color="#9fb8cd" fo:font-size="76%"/>
      </text:list-level-style-bullet>
      <text:list-level-style-bullet text:level="6" text:bullet-char="">
        <style:list-level-properties text:space-before="3.81cm" text:min-label-width="0.762cm"/>
        <style:text-properties fo:font-family="'Wingdings 3'" style:font-charset="x-symbol" fo:color="#9fb8cd" fo:font-size="76%"/>
      </text:list-level-style-bullet>
      <text:list-level-style-bullet text:level="7" text:bullet-char="">
        <style:list-level-properties text:space-before="4.318cm" text:min-label-width="0.762cm"/>
        <style:text-properties fo:font-family="'Wingdings 3'" style:font-charset="x-symbol" fo:color="#9fb8cd" fo:font-size="76%"/>
      </text:list-level-style-bullet>
      <text:list-level-style-bullet text:level="8" text:bullet-char="">
        <style:list-level-properties text:space-before="4.826cm" text:min-label-width="0.762cm"/>
        <style:text-properties fo:font-family="'Wingdings 3'" style:font-charset="x-symbol" fo:color="#9fb8cd" fo:font-size="76%"/>
      </text:list-level-style-bullet>
      <text:list-level-style-bullet text:level="9" text:bullet-char="">
        <style:list-level-properties text:space-before="5.334cm" text:min-label-width="0.762cm"/>
        <style:text-properties fo:font-family="'Wingdings 3'" style:font-charset="x-symbol" fo:color="#9fb8cd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127cm" text:min-label-width="0.635cm"/>
        <style:text-properties fo:font-family="'Wingdings 3'" style:font-charset="x-symbol" fo:color="#bcbcbc" fo:font-size="76%"/>
      </text:list-level-style-bullet>
      <text:list-level-style-bullet text:level="2" text:bullet-char="">
        <style:list-level-properties text:space-before="0.889cm" text:min-label-width="0.635cm"/>
        <style:text-properties fo:font-family="'Wingdings 3'" style:font-charset="x-symbol" fo:color="#bcbcbc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">
        <style:list-level-properties text:space-before="2.413cm" text:min-label-width="0.635cm"/>
        <style:text-properties fo:font-family="'Wingdings 3'" style:font-charset="x-symbol" fo:color="#bcbcbc" fo:font-size="76%"/>
      </text:list-level-style-bullet>
      <text:list-level-style-bullet text:level="5" text:bullet-char="">
        <style:list-level-properties text:space-before="3.175cm" text:min-label-width="0.635cm"/>
        <style:text-properties fo:font-family="'Wingdings 3'" style:font-charset="x-symbol" fo:color="#bcbcbc" fo:font-size="76%"/>
      </text:list-level-style-bullet>
      <text:list-level-style-bullet text:level="6" text:bullet-char="">
        <style:list-level-properties text:space-before="3.937cm" text:min-label-width="0.635cm"/>
        <style:text-properties fo:font-family="'Wingdings 3'" style:font-charset="x-symbol" fo:color="#bcbcbc" fo:font-size="76%"/>
      </text:list-level-style-bullet>
      <text:list-level-style-bullet text:level="7" text:bullet-char="">
        <style:list-level-properties text:space-before="4.445cm" text:min-label-width="0.635cm"/>
        <style:text-properties fo:font-family="'Wingdings 3'" style:font-charset="x-symbol" fo:color="#bcbcbc" fo:font-size="76%"/>
      </text:list-level-style-bullet>
      <text:list-level-style-bullet text:level="8" text:bullet-char="">
        <style:list-level-properties text:space-before="4.953cm" text:min-label-width="0.635cm"/>
        <style:text-properties fo:font-family="'Wingdings 3'" style:font-charset="x-symbol" fo:color="#bcbcbc" fo:font-size="76%"/>
      </text:list-level-style-bullet>
      <text:list-level-style-bullet text:level="9" text:bullet-char="">
        <style:list-level-properties text:space-before="5.461cm" text:min-label-width="0.635cm"/>
        <style:text-properties fo:font-family="'Wingdings 3'" style:font-charset="x-symbol" fo:color="#bcbcbc" fo:font-size="7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127cm" text:min-label-width="0.635cm"/>
        <style:text-properties fo:font-family="Wingdings" style:font-charset="x-symbol" fo:color="#8ba2b4" fo:font-size="70%"/>
      </text:list-level-style-bullet>
      <text:list-level-style-bullet text:level="2" text:bullet-char="">
        <style:list-level-properties text:space-before="0.889cm" text:min-label-width="0.635cm"/>
        <style:text-properties fo:font-family="Wingdings" style:font-charset="x-symbol" fo:color="#8ba2b4" fo:font-size="70%"/>
      </text:list-level-style-bullet>
      <text:list-level-style-bullet text:level="3" text:bullet-char="">
        <style:list-level-properties text:space-before="1.651cm" text:min-label-width="0.635cm"/>
        <style:text-properties fo:font-family="Wingdings" style:font-charset="x-symbol" fo:color="#8ba2b4" fo:font-size="70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8ba2b4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8ba2b4" fo:font-size="70%"/>
      </text:list-level-style-bullet>
      <text:list-level-style-bullet text:level="6" text:bullet-char="">
        <style:list-level-properties text:space-before="3.937cm" text:min-label-width="0.635cm"/>
        <style:text-properties fo:font-family="Wingdings" style:font-charset="x-symbol" fo:color="#8ba2b4" fo:font-size="70%"/>
      </text:list-level-style-bullet>
      <text:list-level-style-bullet text:level="7" text:bullet-char="">
        <style:list-level-properties text:space-before="4.445cm" text:min-label-width="0.635cm"/>
        <style:text-properties fo:font-family="Wingdings" style:font-charset="x-symbol" fo:color="#8ba2b4" fo:font-size="70%"/>
      </text:list-level-style-bullet>
      <text:list-level-style-bullet text:level="8" text:bullet-char="">
        <style:list-level-properties text:space-before="4.953cm" text:min-label-width="0.635cm"/>
        <style:text-properties fo:font-family="Wingdings" style:font-charset="x-symbol" fo:color="#8ba2b4" fo:font-size="70%"/>
      </text:list-level-style-bullet>
      <text:list-level-style-bullet text:level="9" text:bullet-char="">
        <style:list-level-properties text:space-before="5.461cm" text:min-label-width="0.635cm"/>
        <style:text-properties fo:font-family="Wingdings" style:font-charset="x-symbol" fo:color="#8ba2b4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127cm" text:min-label-width="0.635cm"/>
        <style:text-properties fo:font-family="Wingdings" style:font-charset="x-symbol" fo:color="#9fb8cd" fo:font-size="70%"/>
      </text:list-level-style-bullet>
      <text:list-level-style-bullet text:level="2" text:bullet-char="">
        <style:list-level-properties text:space-before="0.889cm" text:min-label-width="0.635cm"/>
        <style:text-properties fo:font-family="Wingdings" style:font-charset="x-symbol" fo:color="#9fb8cd" fo:font-size="70%"/>
      </text:list-level-style-bullet>
      <text:list-level-style-bullet text:level="3" text:bullet-char="">
        <style:list-level-properties text:space-before="1.651cm" text:min-label-width="0.635cm"/>
        <style:text-properties fo:font-family="Wingdings" style:font-charset="x-symbol" fo:color="#9fb8cd" fo:font-size="70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9fb8cd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9fb8cd" fo:font-size="70%"/>
      </text:list-level-style-bullet>
      <text:list-level-style-bullet text:level="6" text:bullet-char="">
        <style:list-level-properties text:space-before="3.937cm" text:min-label-width="0.635cm"/>
        <style:text-properties fo:font-family="Wingdings" style:font-charset="x-symbol" fo:color="#9fb8cd" fo:font-size="70%"/>
      </text:list-level-style-bullet>
      <text:list-level-style-bullet text:level="7" text:bullet-char="">
        <style:list-level-properties text:space-before="4.445cm" text:min-label-width="0.635cm"/>
        <style:text-properties fo:font-family="Wingdings" style:font-charset="x-symbol" fo:color="#9fb8cd" fo:font-size="70%"/>
      </text:list-level-style-bullet>
      <text:list-level-style-bullet text:level="8" text:bullet-char="">
        <style:list-level-properties text:space-before="4.953cm" text:min-label-width="0.635cm"/>
        <style:text-properties fo:font-family="Wingdings" style:font-charset="x-symbol" fo:color="#9fb8cd" fo:font-size="70%"/>
      </text:list-level-style-bullet>
      <text:list-level-style-bullet text:level="9" text:bullet-char="">
        <style:list-level-properties text:space-before="5.461cm" text:min-label-width="0.635cm"/>
        <style:text-properties fo:font-family="Wingdings" style:font-charset="x-symbol" fo:color="#9fb8cd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286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572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5.588cm"/>
        <style:text-properties style:use-window-font-color="true" fo:font-size="45%"/>
      </text:list-level-style-number>
      <text:list-level-style-number text:level="9" style:num-format="">
        <style:list-level-properties text:space-before="6.0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rigin" style:page-layout-name="PM1" draw:style-name="Mdp1">
      <draw:frame draw:name="Title Placeholder 21" presentation:style-name="Mpr1" draw:text-style-name="MP4" draw:layer="backgroundobjects" svg:width="22.86cm" svg:height="2.752cm" svg:x="1.27cm" svg:y="0.423cm" presentation:class="title">
        <draw:text-box>
          <text:p text:style-name="MP3"><text:span text:style-name="MT1">Click to edit Master title style</text:span></text:p>
        </draw:text-box>
      </draw:frame>
      <draw:frame draw:name="Text Placeholder 12" presentation:style-name="Mpr2" draw:text-style-name="MP4" draw:layer="backgroundobjects" svg:width="22.86cm" svg:height="13.64cm" svg:x="1.27cm" svg:y="3.387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13" presentation:style-name="Mpr3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2" presentation:style-name="Mpr3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22" presentation:style-name="Mpr3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27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28" draw:style-name="Mgr3" draw:text-style-name="MP4" draw:layer="backgroundobjects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9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2">
        <draw:frame draw:name="Header Placeholder 1" presentation:style-name="Mpr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Origin-title" draw:layer="backgroundobjects" svg:width="12.7cm" svg:height="9.525cm" svg:x="3.175cm" svg:y="1.905cm" presentation:class="page"/>
        <draw:frame draw:name="Notes Placeholder 4" presentation:style-name="Mpr4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7" presentation:style-name="Mpr6" draw:text-style-name="MP4" draw:layer="backgroundobjects" svg:width="19.05cm" svg:height="2.752cm" svg:x="3.387cm" svg:y="10.795cm" presentation:class="title">
        <draw:text-box>
          <text:p text:style-name="MP10"><text:span text:style-name="MT9">Click to edit Master title style</text:span></text:p>
        </draw:text-box>
      </draw:frame>
      <draw:frame draw:name="Subtitle 8" presentation:style-name="Mpr7" draw:text-style-name="MP4" draw:layer="backgroundobjects" svg:width="19.05cm" svg:height="1.482cm" svg:x="3.387cm" svg:y="14.235cm" presentation:class="subtitle">
        <draw:text-box>
          <text:p text:style-name="MP15"><text:span text:style-name="MT10">Click to edit Master subtitle style</text:span></text:p>
        </draw:text-box>
      </draw:frame>
      <draw:frame draw:name="Date Placeholder 27" presentation:style-name="Mpr8" draw:text-style-name="MP4" draw:layer="backgroundobjects" svg:width="6.35cm" svg:height="1.016cm" svg:x="17.78cm" svg:y="17.653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16" presentation:style-name="Mpr8" draw:text-style-name="MP4" draw:layer="backgroundobjects" svg:width="9.652cm" svg:height="1.016cm" svg:x="8.052cm" svg:y="17.653cm" presentation:class="footer">
        <draw:text-box>
          <text:p/>
        </draw:text-box>
      </draw:frame>
      <draw:frame draw:name="Slide Number Placeholder 28" presentation:style-name="Mpr8" draw:text-style-name="MP4" draw:layer="backgroundobjects" svg:width="3.387cm" svg:height="1.016cm" svg:x="3.378cm" svg:y="17.653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20" draw:style-name="Mgr5" draw:text-style-name="MP4" draw:layer="backgroundobjects" svg:width="20.32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ctangle 32" draw:style-name="Mgr6" draw:text-style-name="MP4" draw:layer="backgroundobjects" svg:width="20.32cm" svg:height="1.905cm" svg:x="2.54cm" svg:y="14.023cm">
        <text:p/>
        <draw:enhanced-geometry svg:viewBox="0 0 21600 21600" draw:type="non-primitive" draw:enhanced-path="M 0 0 L 21600 0 21600 21600 0 21600 Z N"/>
      </draw:custom-shape>
      <draw:custom-shape draw:name="Rectangle 21" draw:style-name="Mgr7" draw:text-style-name="MP4" draw:layer="backgroundobjects" svg:width="0.635cm" svg:height="3.556cm" svg:x="2.514cm" svg:y="10.134cm">
        <text:p/>
        <draw:enhanced-geometry svg:viewBox="0 0 21600 21600" draw:type="non-primitive" draw:enhanced-path="M 0 0 L 21600 0 21600 21600 0 21600 Z N"/>
      </draw:custom-shape>
      <draw:custom-shape draw:name="Rectangle 31" draw:style-name="Mgr4" draw:text-style-name="MP4" draw:layer="backgroundobjects" svg:width="0.635cm" svg:height="1.905cm" svg:x="2.54cm" svg:y="14.023cm">
        <text:p/>
        <draw:enhanced-geometry svg:viewBox="0 0 21600 21600" draw:type="non-primitive" draw:enhanced-path="M 0 0 L 21600 0 21600 21600 0 21600 Z N"/>
      </draw:custom-shap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Header Placeholder 1" presentation:style-name="Mpr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9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8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9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0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11" draw:text-style-name="MP4" draw:layer="backgroundobjects" svg:width="22.86cm" svg:height="2.752cm" svg:x="1.27cm" svg:y="0.423cm" presentation:class="title">
        <draw:text-box>
          <text:p text:style-name="MP3"><text:span text:style-name="MT1">Click to edit Master title style</text:span></text:p>
        </draw:text-box>
      </draw:frame>
      <draw:frame draw:name="Date Placeholder 3" presentation:style-name="Mpr12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4" presentation:style-name="Mpr12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5" presentation:style-name="Mpr12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Content Placeholder 7" presentation:style-name="Mpr13" draw:text-style-name="MP4" draw:layer="backgroundobjects" svg:width="22.86cm" svg:height="13.716cm" svg:x="1.27cm" svg:y="3.387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5">Fifth level</text:span></text:p>
            </text:list-item>
          </text:list>
        </draw:text-box>
      </draw:frame>
      <draw:frame draw:name="TextBox 2" draw:style-name="Mgr8" draw:text-style-name="MP4" draw:layer="backgroundobjects" svg:width="9.662cm" svg:height="0.762cm" svg:x="1.616cm" svg:y="17.758cm">
        <draw:text-box>
          <text:p text:style-name="MP3"><text:span text:style-name="MT16">Illustrated Haskell &lt;http://illustratedhaskell.org&gt;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4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6" draw:text-style-name="MP4" draw:layer="backgroundobjects" svg:width="19.05cm" svg:height="2.963cm" svg:x="3.387cm" svg:y="8.255cm" presentation:class="title">
        <draw:text-box>
          <text:p text:style-name="MP10"><text:span text:style-name="MT17">Click to edit Master title style</text:span></text:p>
        </draw:text-box>
      </draw:frame>
      <draw:frame draw:name="Text Placeholder 2" presentation:style-name="Mpr17" draw:text-style-name="MP4" draw:layer="backgroundobjects" svg:width="18.838cm" svg:height="3.175cm" svg:x="3.598cm" svg:y="11.853cm" presentation:class="outline">
        <draw:text-box>
          <text:list text:style-name="ML11">
            <text:list-item>
              <text:p text:style-name="MP15"><text:span text:style-name="MT18">Click to edit Master text styles</text:span></text:p>
            </text:list-item>
          </text:list>
        </draw:text-box>
      </draw:frame>
      <draw:frame draw:name="Date Placeholder 3" presentation:style-name="Mpr18" draw:text-style-name="MP4" draw:layer="backgroundobjects" svg:width="6.35cm" svg:height="1.016cm" svg:x="17.78cm" svg:y="17.653cm" presentation:class="date-time">
        <draw:text-box>
          <text:p text:style-name="MP3"><text:span text:style-name="MT19"><text:date style:data-style-name="D1" text:date-value="2011-09-24">9/24/11</text:date></text:span></text:p>
        </draw:text-box>
      </draw:frame>
      <draw:frame draw:name="Footer Placeholder 4" presentation:style-name="Mpr18" draw:text-style-name="MP4" draw:layer="backgroundobjects" svg:width="9.652cm" svg:height="1.016cm" svg:x="8.052cm" svg:y="17.653cm" presentation:class="footer">
        <draw:text-box>
          <text:p/>
        </draw:text-box>
      </draw:frame>
      <draw:frame draw:name="Slide Number Placeholder 5" presentation:style-name="Mpr18" draw:text-style-name="MP4" draw:layer="backgroundobjects" svg:width="4.225cm" svg:height="1.016cm" svg:x="2.972cm" svg:y="17.653cm" presentation:class="page-number">
        <draw:text-box>
          <text:p text:style-name="MP3"><text:span text:style-name="MT19"><text:page-number>&lt;number&gt;</text:page-number></text:span></text:p>
        </draw:text-box>
      </draw:frame>
      <draw:custom-shape draw:name="Rectangle 6" draw:style-name="Mgr5" draw:text-style-name="MP4" draw:layer="backgroundobjects" svg:width="20.32cm" svg:height="3.556cm" svg:x="2.54cm" svg:y="7.832cm">
        <text:p/>
        <draw:enhanced-geometry svg:viewBox="0 0 21600 21600" draw:type="non-primitive" draw:enhanced-path="M 0 0 L 21600 0 21600 21600 0 21600 Z N"/>
      </draw:custom-shape>
      <draw:custom-shape draw:name="Rectangle 7" draw:style-name="Mgr7" draw:text-style-name="MP4" draw:layer="backgroundobjects" svg:width="0.635cm" svg:height="3.556cm" svg:x="2.54cm" svg:y="7.832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Header Placeholder 1" presentation:style-name="Mpr1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8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19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9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11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2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21" draw:text-style-name="MP4" draw:layer="backgroundobjects" svg:width="22.86cm" svg:height="2.54cm" svg:x="1.27cm" svg:y="0.635cm" presentation:class="title">
        <draw:text-box>
          <text:p text:style-name="MP3"><text:span text:style-name="MT1">Click to edit Master title style</text:span></text:p>
        </draw:text-box>
      </draw:frame>
      <draw:frame draw:name="Date Placeholder 4" presentation:style-name="Mpr22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5" presentation:style-name="Mpr22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6" presentation:style-name="Mpr22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Content Placeholder 8" presentation:style-name="Mpr23" draw:text-style-name="MP4" draw:layer="backgroundobjects" svg:width="11.227cm" svg:height="13.716cm" svg:x="1.27cm" svg:y="3.38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draw:name="Content Placeholder 10" presentation:style-name="Mpr23" draw:text-style-name="MP4" draw:layer="backgroundobjects" svg:width="11.227cm" svg:height="13.716cm" svg:x="12.867cm" svg:y="3.37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draw:name="TextBox 7" draw:style-name="Mgr8" draw:text-style-name="MP4" draw:layer="backgroundobjects" svg:width="9.662cm" svg:height="0.762cm" svg:x="1.616cm" svg:y="17.758cm">
        <draw:text-box>
          <text:p text:style-name="MP3"><text:span text:style-name="MT16">Illustrated Haskell &lt;http://illustratedhaskell.org&gt;</text:span></text:p>
        </draw:text-box>
      </draw:frame>
      <draw:frame presentation:style-name="Master1-Layout4-twoObj-Two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Header Placeholder 1" presentation:style-name="Mpr2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4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11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13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14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26" draw:text-style-name="MP4" draw:layer="backgroundobjects" svg:width="22.86cm" svg:height="2.54cm" svg:x="1.27cm" svg:y="0.635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7" draw:text-style-name="MP4" draw:layer="backgroundobjects" svg:width="11.223cm" svg:height="1.905cm" svg:x="1.27cm" svg:y="3.572cm" presentation:class="outline">
        <draw:text-box>
          <text:list text:style-name="ML11">
            <text:list-item>
              <text:p text:style-name="MP16"><text:span text:style-name="MT20">Click to edit Master text styles</text:span></text:p>
            </text:list-item>
          </text:list>
        </draw:text-box>
      </draw:frame>
      <draw:frame draw:name="Text Placeholder 3" presentation:style-name="Mpr27" draw:text-style-name="MP4" draw:layer="backgroundobjects" svg:width="11.227cm" svg:height="1.905cm" svg:x="12.912cm" svg:y="3.598cm" presentation:class="outline">
        <draw:text-box>
          <text:list text:style-name="ML11">
            <text:list-item>
              <text:p text:style-name="MP16"><text:span text:style-name="MT20">Click to edit Master text styles</text:span></text:p>
            </text:list-item>
          </text:list>
        </draw:text-box>
      </draw:frame>
      <draw:frame draw:name="Date Placeholder 6" presentation:style-name="Mpr28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7" presentation:style-name="Mpr28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8" presentation:style-name="Mpr28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Content Placeholder 10" presentation:style-name="Mpr29" draw:text-style-name="MP4" draw:layer="backgroundobjects" svg:width="11.218cm" svg:height="11.218cm" svg:x="1.27cm" svg:y="5.92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draw:name="Content Placeholder 12" presentation:style-name="Mpr29" draw:text-style-name="MP4" draw:layer="backgroundobjects" svg:width="11.218cm" svg:height="11.218cm" svg:x="12.912cm" svg:y="5.92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draw:frame draw:name="TextBox 9" draw:style-name="Mgr8" draw:text-style-name="MP4" draw:layer="backgroundobjects" svg:width="9.662cm" svg:height="0.762cm" svg:x="1.616cm" svg:y="17.758cm">
        <draw:text-box>
          <text:p text:style-name="MP3"><text:span text:style-name="MT16">Illustrated Haskell &lt;http://illustratedhaskell.org&gt;</text:span></text:p>
        </draw:text-box>
      </draw:frame>
      <presentation:notes style:page-layout-name="PM2">
        <draw:frame draw:name="Header Placeholder 1" presentation:style-name="Mpr2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0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1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7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32" draw:text-style-name="MP4" draw:layer="backgroundobjects" svg:width="22.86cm" svg:height="2.54cm" svg:x="1.27cm" svg:y="0.635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3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3" presentation:style-name="Mpr33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4" presentation:style-name="Mpr33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Isosceles Triangle 5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2">
        <draw:frame draw:name="Header Placehold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34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6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2" presentation:style-name="Mpr36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3" presentation:style-name="Mpr36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4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5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presentation:notes style:page-layout-name="PM2">
        <draw:frame draw:name="Header Placeholder 1" presentation:style-name="Mpr3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37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9" draw:text-style-name="MP4" draw:layer="backgroundobjects" svg:width="6.985cm" svg:height="2.328cm" svg:x="17.568cm" svg:y="0.847cm" presentation:class="title">
        <draw:text-box>
          <text:p text:style-name="MP3"><text:span text:style-name="MT21">Click to edit Master title style</text:span></text:p>
        </draw:text-box>
      </draw:frame>
      <draw:frame draw:name="Text Placeholder 2" presentation:style-name="Mpr40" draw:text-style-name="MP4" draw:layer="backgroundobjects" svg:width="6.985cm" svg:height="13.454cm" svg:x="17.568cm" svg:y="3.387cm" presentation:class="outline">
        <draw:text-box>
          <text:list text:style-name="ML11">
            <text:list-item>
              <text:p text:style-name="MP17"><text:span text:style-name="MT22">Click to edit Master text styles</text:span></text:p>
            </text:list-item>
          </text:list>
        </draw:text-box>
      </draw:frame>
      <draw:frame draw:name="Date Placeholder 4" presentation:style-name="Mpr41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5" presentation:style-name="Mpr41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6" presentation:style-name="Mpr41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7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9" draw:style-name="Mgr3" draw:text-style-name="MP4" draw:layer="backgroundobjects" svg:width="16.764cm" svg:height="0.001cm" draw:transform="rotate (-1.5707963267949) translate (17.162cm 0.852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Content Placeholder 11" presentation:style-name="Mpr42" draw:text-style-name="MP4" draw:layer="backgroundobjects" svg:width="15.875cm" svg:height="15.875cm" svg:x="0.847cm" svg:y="0.847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6">Fifth level</text:span></text:p>
            </text:list-item>
          </text:list>
        </draw:text-box>
      </draw:frame>
      <presentation:notes style:page-layout-name="PM2">
        <draw:frame draw:name="Header Placehold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43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45" draw:text-style-name="MP4" draw:layer="backgroundobjects" svg:width="22.86cm" svg:height="1.874cm" svg:x="1.27cm" svg:y="1.391cm" presentation:class="title">
        <draw:text-box>
          <text:p text:style-name="MP10"><text:span text:style-name="MT23">Click to edit Master title style</text:span></text:p>
        </draw:text-box>
      </draw:frame>
      <draw:frame draw:name="Picture Placeholder 2" presentation:style-name="Mpr46" draw:text-style-name="MP4" draw:layer="backgroundobjects" svg:width="22.86cm" svg:height="11.862cm" svg:x="1.27cm" svg:y="5.292cm" presentation:class="title">
        <draw:text-box>
          <text:p text:style-name="MP16"><text:span text:style-name="MT24">Click icon to add picture</text:span></text:p>
        </draw:text-box>
      </draw:frame>
      <draw:frame draw:name="Text Placeholder 3" presentation:style-name="Mpr47" draw:text-style-name="MP4" draw:layer="backgroundobjects" svg:width="22.86cm" svg:height="1.482cm" svg:x="1.27cm" svg:y="3.387cm" presentation:class="outline">
        <draw:text-box>
          <text:list text:style-name="ML11">
            <text:list-item>
              <text:p text:style-name="MP16"><text:span text:style-name="MT25">Click to edit Master text styles</text:span></text:p>
            </text:list-item>
          </text:list>
        </draw:text-box>
      </draw:frame>
      <draw:frame draw:name="Date Placeholder 4" presentation:style-name="Mpr48" draw:text-style-name="MP4" draw:layer="backgroundobjects" svg:width="6.358cm" svg:height="1.016cm" svg:x="17.78cm" svg:y="17.657cm" presentation:class="date-time">
        <draw:text-box>
          <text:p text:style-name="MP3"><text:span text:style-name="MT19"><text:date style:data-style-name="D1" text:date-value="2011-09-24">9/24/11</text:date></text:span></text:p>
        </draw:text-box>
      </draw:frame>
      <draw:frame draw:name="Footer Placeholder 5" presentation:style-name="Mpr48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6" presentation:style-name="Mpr48" draw:text-style-name="MP4" draw:layer="backgroundobjects" svg:width="5.503cm" svg:height="1.016cm" svg:x="1.702cm" svg:y="17.657cm" presentation:class="page-number">
        <draw:text-box>
          <text:p text:style-name="MP3"><text:span text:style-name="MT19"><text:page-number>&lt;number&gt;</text:page-number></text:span></text:p>
        </draw:text-box>
      </draw:frame>
      <draw:custom-shape draw:name="Straight Connector 7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Rectangle 9" draw:style-name="Mgr7" draw:text-style-name="MP4" draw:layer="backgroundobjects" svg:width="0.508cm" svg:height="1.905cm" svg:x="1.27cm" svg:y="1.391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Header Placeholder 1" presentation:style-name="Mpr4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8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49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4" draw:layer="Master1-bg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Straight Connector 7" draw:style-name="Mgr3" draw:text-style-name="MP4" draw:layer="Master1-bg" svg:width="22.86cm" svg:height="0.001cm" svg:x="1.27cm" svg:y="3.175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8" draw:style-name="Mgr4" draw:text-style-name="MP4" draw:layer="Master1-bg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le 1" presentation:style-name="Mpr51" draw:text-style-name="MP4" draw:layer="backgroundobjects" svg:width="22.86cm" svg:height="2.752cm" svg:x="1.27cm" svg:y="0.42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52" draw:text-style-name="MP18" draw:layer="backgroundobjects" svg:width="22.86cm" svg:height="13.64cm" svg:x="1.27cm" svg:y="3.387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4" presentation:style-name="Mpr53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5" presentation:style-name="Mpr53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54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6" draw:text-style-name="MP18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57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4" draw:layer="backgroundobjects" svg:width="6.358cm" svg:height="1.016cm" svg:x="17.78cm" svg:y="17.657cm" presentation:class="date-time">
        <draw:text-box>
          <text:p text:style-name="MP3"><text:span text:style-name="MT7"><text:date style:data-style-name="D1" text:date-value="2011-09-24">9/24/11</text:date></text:span></text:p>
        </draw:text-box>
      </draw:frame>
      <draw:frame draw:name="Footer Placeholder 4" presentation:style-name="Mpr58" draw:text-style-name="MP4" draw:layer="backgroundobjects" svg:width="9.737cm" svg:height="1.016cm" svg:x="8.052cm" svg:y="17.657cm" presentation:class="footer">
        <draw:text-box>
          <text:p/>
        </draw:text-box>
      </draw:frame>
      <draw:frame draw:name="Slide Number Placeholder 5" presentation:style-name="Mpr58" draw:text-style-name="MP4" draw:layer="backgroundobjects" svg:width="5.503cm" svg:height="1.016cm" svg:x="1.702cm" svg:y="17.657cm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Straight Connector 6" draw:style-name="Mgr3" draw:text-style-name="MP4" draw:layer="backgroundobjects" svg:width="22.86cm" svg:height="0.001cm" svg:x="1.27cm" svg:y="17.64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Isosceles Triangle 7" draw:style-name="Mgr4" draw:text-style-name="MP4" draw:layer="backgroundobjects" svg:width="0.53cm" svg:height="0.334cm" draw:transform="rotate (-1.5707963267949) translate (1.596cm 17.867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custom-shape draw:name="Straight Connector 8" draw:style-name="Mgr3" draw:text-style-name="MP4" draw:layer="backgroundobjects" svg:width="16.256cm" svg:height="0.001cm" draw:transform="rotate (-1.5707963267949) translate (18.21cm 0.766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2">
        <draw:frame draw:name="Header Placeholder 1" presentation:style-name="Mpr5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1-09-24">9/24/1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59" draw:text-style-name="MP4" draw:layer="backgroundobjects" svg:width="15.24cm" svg:height="11.43cm" svg:x="1.905cm" svg:y="12.065cm" presentation:class="notes">
          <draw:text-box>
            <text:p text:style-name="MP3"><text:span text:style-name="MT8">Click to edit Master text styles</text:span></text:p>
            <text:list text:style-name="ML9">
              <text:list-item>
                <text:list>
                  <text:list-item>
                    <text:p text:style-name="MP11"><text:span text:style-name="MT8">Second level</text:span></text:p>
                    <text:list>
                      <text:list-item>
                        <text:p text:style-name="MP12"><text:span text:style-name="MT8">Third level</text:span></text:p>
                        <text:list>
                          <text:list-item>
                            <text:p text:style-name="MP13"><text:span text:style-name="MT8">Fourth level</text:span></text:p>
                            <text:list>
                              <text:list-item>
                                <text:p text:style-name="MP14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dc:title>A Short Introduction To Repa</dc:title>
    <meta:initial-creator>Chris</meta:initial-creator>
    <meta:creation-date>2011-09-24T06:46:41Z</meta:creation-date>
    <dc:date>2011-09-24T17:27:38.34</dc:date>
    <meta:editing-cycles>20</meta:editing-cycles>
    <meta:editing-duration>PT2H38M48S</meta:editing-duration>
    <meta:document-statistic meta:object-count="251"/>
    <meta:template xlink:type="simple" xlink:actuate="onRequest" xlink:title="" xlink:href="Origin"/>
  </office:meta>
</office:document-meta>
</file>